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9f87" officeooo:paragraph-rsid="000f9f87" style:font-size-asian="14pt" style:font-size-complex="14pt"/>
    </style:style>
    <style:style style:name="P2" style:family="paragraph" style:parent-style-name="Standard">
      <style:text-properties fo:font-size="14pt" officeooo:rsid="00108d6d" officeooo:paragraph-rsid="00108d6d" style:font-size-asian="14pt" style:font-size-complex="14pt"/>
    </style:style>
    <style:style style:name="P3" style:family="paragraph" style:parent-style-name="Standard">
      <style:text-properties fo:font-size="12pt" officeooo:rsid="000f9f87" officeooo:paragraph-rsid="000f9f87" style:font-size-asian="12pt" style:font-size-complex="12pt"/>
    </style:style>
    <style:style style:name="P4" style:family="paragraph" style:parent-style-name="Standard">
      <style:text-properties fo:font-size="12pt" officeooo:rsid="00108d6d" officeooo:paragraph-rsid="00108d6d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-6</text:p>
      <text:p text:style-name="P1"/>
      <text:p text:style-name="P1">INPUT</text:p>
      <text:p text:style-name="P3">x=int(input("enter a number:"))</text:p>
      <text:p text:style-name="P3">y=int(input("enter another number:"))</text:p>
      <text:p text:style-name="P3">print(x,"/",y,"=",x/y)</text:p>
      <text:p text:style-name="P3"/>
      <text:p text:style-name="P3">OUTPUT</text:p>
      <text:p text:style-name="P3">enter a number:8</text:p>
      <text:p text:style-name="P3">enter another number:8</text:p>
      <text:p text:style-name="P3">8 / 8 = 1.0</text:p>
      <text:p text:style-name="P3"/>
      <text:p text:style-name="P1">PROGRAM-7</text:p>
      <text:p text:style-name="P1"/>
      <text:p text:style-name="P1">INPUT</text:p>
      <text:p text:style-name="P3">a=int(input("enter a value a:"))</text:p>
      <text:p text:style-name="P3">b=int(input("enter a value b:"))</text:p>
      <text:p text:style-name="P3">if(a&gt;b):</text:p>
      <text:p text:style-name="P3"><text:tab/>print("A is greater than B")</text:p>
      <text:p text:style-name="P3">else:</text:p>
      <text:p text:style-name="P3"><text:tab/>print("B is greater than A")</text:p>
      <text:p text:style-name="P3"/>
      <text:p text:style-name="P3"/>
      <text:p text:style-name="P1">Oenter a value a:8</text:p>
      <text:p text:style-name="P3">enter a value b:2</text:p>
      <text:p text:style-name="P3">A is greater than BUTPUT</text:p>
      <text:p text:style-name="P3"/>
      <text:p text:style-name="P1">PROGRAM-8</text:p>
      <text:p text:style-name="P1"/>
      <text:p text:style-name="P1">INPUT</text:p>
      <text:p text:style-name="P3">marks=80</text:p>
      <text:p text:style-name="P3">if(marks&gt;80):</text:p>
      <text:p text:style-name="P3"><text:tab/>print("distintion")</text:p>
      <text:p text:style-name="P3">if(marks&lt;=80):</text:p>
      <text:p text:style-name="P3"><text:tab/>print("first class")</text:p>
      <text:p text:style-name="P3">else:</text:p>
      <text:p text:style-name="P3"><text:tab/>print("fail")</text:p>
      <text:p text:style-name="P3"/>
      <text:p text:style-name="P3"/>
      <text:p text:style-name="P1">OUTPUT</text:p>
      <text:p text:style-name="P3">first class</text:p>
      <text:p text:style-name="P1"/>
      <text:p text:style-name="P1">PROGRAM-9</text:p>
      <text:p text:style-name="P3">import random</text:p>
      <text:p text:style-name="P3"/>
      <text:p text:style-name="P3">while True:</text:p>
      <text:p text:style-name="P3"><text:tab/>i=input("enter'n'to quit")</text:p>
      <text:p text:style-name="P3"><text:tab/>if(i=='n'):</text:p>
      <text:p text:style-name="P3"><text:tab/><text:tab/>print("BYE!")</text:p>
      <text:p text:style-name="P3"><text:tab/><text:tab/>exit()</text:p>
      <text:p text:style-name="P3"><text:tab/>else:</text:p>
      <text:p text:style-name="P3"><text:tab/><text:tab/>print("you got",random.randint(1,6))</text:p>
      <text:p text:style-name="P3"/>
      <text:p text:style-name="P1"/>
      <text:p text:style-name="P1"><text:soft-page-break/>OUTPUT</text:p>
      <text:p text:style-name="P3">enter'n'to stop5</text:p>
      <text:p text:style-name="P3">you got 2</text:p>
      <text:p text:style-name="P3">enter'n'to stop5</text:p>
      <text:p text:style-name="P3">you got 6</text:p>
      <text:p text:style-name="P3">enter'n'to stop5</text:p>
      <text:p text:style-name="P3">you got 5</text:p>
      <text:p text:style-name="P3">enter'n'to stop5</text:p>
      <text:p text:style-name="P3">you got 1</text:p>
      <text:p text:style-name="P3">enter'n'to stop</text:p>
      <text:p text:style-name="P3">you got 1</text:p>
      <text:p text:style-name="P3">enter'n'to stop</text:p>
      <text:p text:style-name="P3">you got 1</text:p>
      <text:p text:style-name="P3">enter'n'to stopn</text:p>
      <text:p text:style-name="P3">BYE!</text:p>
      <text:p text:style-name="P3"/>
      <text:p text:style-name="P1">PROGRAM-10</text:p>
      <text:p text:style-name="P1"/>
      <text:p text:style-name="P1">INPUT</text:p>
      <text:p text:style-name="P3">import random</text:p>
      <text:p text:style-name="P3">while True:</text:p>
      <text:p text:style-name="P3"><text:tab/>i=input("enter'q'to quit,enter'r' to roll")</text:p>
      <text:p text:style-name="P3"><text:tab/>if(i=='q'):</text:p>
      <text:p text:style-name="P3"><text:tab/><text:tab/>print("bye")</text:p>
      <text:p text:style-name="P3"><text:tab/><text:tab/>exit()</text:p>
      <text:p text:style-name="P3"><text:tab/>else:</text:p>
      <text:p text:style-name="P3"><text:tab/><text:tab/>print("you got",random.randint(1,6))</text:p>
      <text:p text:style-name="P1"/>
      <text:p text:style-name="P1">OUTPUT</text:p>
      <text:p text:style-name="P3">enter'q'to quit,enter'r' to rollQ</text:p>
      <text:p text:style-name="P3">you got 4</text:p>
      <text:p text:style-name="P3">enter'q'to quit,enter'r' to rollQR</text:p>
      <text:p text:style-name="P3">you got 3</text:p>
      <text:p text:style-name="P3">enter'q'to quit,enter'r' to rollR</text:p>
      <text:p text:style-name="P3">you got 1</text:p>
      <text:p text:style-name="P3">enter'q'to quit,enter'r' to rollR</text:p>
      <text:p text:style-name="P3">you got 1</text:p>
      <text:p text:style-name="P3">enter'q'to quit,enter'r' to rollQ</text:p>
      <text:p text:style-name="P3">you got 2</text:p>
      <text:p text:style-name="P3">enter'q'to quit,enter'r' to rollq</text:p>
      <text:p text:style-name="P3">bye</text:p>
      <text:p text:style-name="P3"/>
      <text:p text:style-name="P1"/>
      <text:p text:style-name="P1">PROGRAM-11</text:p>
      <text:p text:style-name="P1"/>
      <text:p text:style-name="P1">INPUT</text:p>
      <text:p text:style-name="P3">import random</text:p>
      <text:p text:style-name="P3">count=0</text:p>
      <text:p text:style-name="P3">#def myroll():</text:p>
      <text:p text:style-name="P3"># rerurn random.randint(1,6)</text:p>
      <text:p text:style-name="P3"/>
      <text:p text:style-name="P3">while(count&lt;=100):</text:p>
      <text:p text:style-name="P3"><text:tab/>n=input("press r to roll the dice")</text:p>
      <text:p text:style-name="P3"><text:tab/>if(n=='r'):</text:p>
      <text:p text:style-name="P3"><text:tab/><text:tab/>r=random.randint(1,6)</text:p>
      <text:p text:style-name="P3"><text:soft-page-break/><text:tab/><text:tab/>count=count+r</text:p>
      <text:p text:style-name="P3"><text:tab/><text:tab/>print("u got",r)</text:p>
      <text:p text:style-name="P3"><text:tab/><text:tab/>print("new position is ",count)</text:p>
      <text:p text:style-name="P3">#ladder</text:p>
      <text:p text:style-name="P3"><text:tab/><text:tab/>if(count==8):</text:p>
      <text:p text:style-name="P3"><text:tab/><text:tab/><text:tab/>count=37</text:p>
      <text:p text:style-name="P3"><text:tab/><text:tab/><text:tab/>print("i got the ladder")</text:p>
      <text:p text:style-name="P3">#snake<text:tab/><text:tab/><text:tab/></text:p>
      <text:p text:style-name="P3"><text:tab/><text:tab/>elif(count==11):</text:p>
      <text:p text:style-name="P3"><text:tab/><text:tab/><text:tab/>count=2</text:p>
      <text:p text:style-name="P3"><text:tab/><text:tab/><text:tab/>print("sorry ,u got a snake")</text:p>
      <text:p text:style-name="P3">#ladder<text:tab/><text:tab/><text:tab/></text:p>
      <text:p text:style-name="P3"><text:tab/><text:tab/>elif(count==13):</text:p>
      <text:p text:style-name="P3"><text:tab/><text:tab/><text:tab/>count=34</text:p>
      <text:p text:style-name="P3"><text:tab/><text:tab/><text:tab/>print("i got a ladder")</text:p>
      <text:p text:style-name="P3">#snake<text:tab/><text:tab/><text:tab/></text:p>
      <text:p text:style-name="P3"><text:tab/><text:tab/>elif(count==25):</text:p>
      <text:p text:style-name="P3"><text:tab/><text:tab/><text:tab/>count=4</text:p>
      <text:p text:style-name="P3"><text:tab/><text:tab/><text:tab/>print("sorry, u got a snake")</text:p>
      <text:p text:style-name="P3">#snake<text:tab/><text:tab/><text:tab/></text:p>
      <text:p text:style-name="P3"><text:tab/><text:tab/>elif(count==38):</text:p>
      <text:p text:style-name="P3"><text:tab/><text:tab/><text:tab/>count=9</text:p>
      <text:p text:style-name="P3"><text:tab/><text:tab/><text:tab/>print("sorry , u got a snake")</text:p>
      <text:p text:style-name="P3">#ladder<text:tab/><text:tab/><text:tab/></text:p>
      <text:p text:style-name="P3"><text:tab/><text:tab/>elif(count==40):</text:p>
      <text:p text:style-name="P3"><text:tab/><text:tab/><text:tab/>count=68</text:p>
      <text:p text:style-name="P3"><text:tab/><text:tab/><text:tab/>print("i got a ladder")</text:p>
      <text:p text:style-name="P3">#ladder<text:tab/><text:tab/> <text:s text:c="3"/></text:p>
      <text:p text:style-name="P3"><text:tab/><text:tab/>elif(count==52):</text:p>
      <text:p text:style-name="P3"><text:tab/><text:tab/><text:tab/>count=81</text:p>
      <text:p text:style-name="P3"><text:tab/><text:tab/><text:tab/>print("i got a ladder")</text:p>
      <text:p text:style-name="P3">#snake<text:tab/><text:tab/><text:tab/></text:p>
      <text:p text:style-name="P3"><text:tab/><text:tab/>elif(count==65):</text:p>
      <text:p text:style-name="P3"><text:tab/><text:tab/><text:tab/>count=46</text:p>
      <text:p text:style-name="P3"><text:tab/><text:tab/><text:tab/>print("sorry , u got a snake")</text:p>
      <text:p text:style-name="P3">#ladder<text:tab/><text:tab/><text:tab/></text:p>
      <text:p text:style-name="P3"><text:tab/><text:tab/>elif(count==76):</text:p>
      <text:p text:style-name="P3"><text:tab/><text:tab/><text:tab/>count=97</text:p>
      <text:p text:style-name="P3"><text:tab/><text:tab/><text:tab/>print("i got a ladder")</text:p>
      <text:p text:style-name="P3">#snake<text:tab/><text:tab/><text:tab/></text:p>
      <text:p text:style-name="P3"><text:tab/><text:tab/>elif(count==89):</text:p>
      <text:p text:style-name="P3"><text:tab/><text:tab/><text:tab/>count=70</text:p>
      <text:p text:style-name="P3"><text:tab/><text:tab/><text:tab/>print("sorry , u got a snake")</text:p>
      <text:p text:style-name="P3">#snake<text:tab/><text:tab/><text:tab/></text:p>
      <text:p text:style-name="P3"><text:tab/><text:tab/>elif(count==93):</text:p>
      <text:p text:style-name="P3"><text:tab/><text:tab/><text:tab/>count=64</text:p>
      <text:p text:style-name="P3"><text:tab/><text:tab/><text:tab/>print("sorry , u got a snake")</text:p>
      <text:p text:style-name="P3"><text:tab/><text:tab/>elif(count==100):</text:p>
      <text:p text:style-name="P3"><text:tab/><text:tab/><text:tab/>print("congratulations u won the game")</text:p>
      <text:p text:style-name="P3"><text:tab/><text:tab/><text:tab/>exit()</text:p>
      <text:p text:style-name="P3"><text:tab/><text:tab/>elif(count&gt;100):</text:p>
      <text:p text:style-name="P3"><text:tab/><text:tab/><text:tab/>print("stay in same count")</text:p>
      <text:p text:style-name="P3"><text:tab/><text:tab/><text:tab/>count=count-r</text:p>
      <text:p text:style-name="P3"/>
      <text:p text:style-name="P2"/>
      <text:p text:style-name="P2"/>
      <text:p text:style-name="P2"><text:soft-page-break/>OUTPUT</text:p>
      <text:p text:style-name="P2"/>
      <text:p text:style-name="P4">press r to roll the dicer</text:p>
      <text:p text:style-name="P4">u got 1</text:p>
      <text:p text:style-name="P4">new position is <text:s/>1</text:p>
      <text:p text:style-name="P4">press r to roll the dicer</text:p>
      <text:p text:style-name="P4">u got 1</text:p>
      <text:p text:style-name="P4">new position is <text:s/>2</text:p>
      <text:p text:style-name="P4">press r to roll the dicer</text:p>
      <text:p text:style-name="P4">u got 3</text:p>
      <text:p text:style-name="P4">new position is <text:s/>5</text:p>
      <text:p text:style-name="P4">press r to roll the dicer</text:p>
      <text:p text:style-name="P4">u got 6</text:p>
      <text:p text:style-name="P4">new position is <text:s/>11</text:p>
      <text:p text:style-name="P4">sorry ,u got a snake</text:p>
      <text:p text:style-name="P4">press r to roll the dicer</text:p>
      <text:p text:style-name="P4">u got 6</text:p>
      <text:p text:style-name="P4">new position is <text:s/>8</text:p>
      <text:p text:style-name="P4">i got the ladder</text:p>
      <text:p text:style-name="P4">press r to roll the dicer</text:p>
      <text:p text:style-name="P4">u got 1</text:p>
      <text:p text:style-name="P4">new position is <text:s/>38</text:p>
      <text:p text:style-name="P4">sorry , u got a snake</text:p>
      <text:p text:style-name="P4">press r to roll the dicer</text:p>
      <text:p text:style-name="P4">u got 6</text:p>
      <text:p text:style-name="P4">new position is <text:s/>15</text:p>
      <text:p text:style-name="P4">press r to roll the dicer</text:p>
      <text:p text:style-name="P4">u got 4</text:p>
      <text:p text:style-name="P4">new position is <text:s/>19</text:p>
      <text:p text:style-name="P4">press r to roll the dicer</text:p>
      <text:p text:style-name="P4">u got 5</text:p>
      <text:p text:style-name="P4">new position is <text:s/>24</text:p>
      <text:p text:style-name="P4">press r to roll the dicer</text:p>
      <text:p text:style-name="P4">u got 2</text:p>
      <text:p text:style-name="P4">new position is <text:s/>26</text:p>
      <text:p text:style-name="P4">press r to roll the dicer</text:p>
      <text:p text:style-name="P4">u got 1</text:p>
      <text:p text:style-name="P4">new position is <text:s/>27</text:p>
      <text:p text:style-name="P4">press r to roll the dicer</text:p>
      <text:p text:style-name="P4">u got 1</text:p>
      <text:p text:style-name="P4">new position is <text:s/>28</text:p>
      <text:p text:style-name="P4">press r to roll the dicer</text:p>
      <text:p text:style-name="P4">u got 2</text:p>
      <text:p text:style-name="P4">new position is <text:s/>30</text:p>
      <text:p text:style-name="P4">press r to roll the dicer</text:p>
      <text:p text:style-name="P4">u got 6</text:p>
      <text:p text:style-name="P4">new position is <text:s/>36</text:p>
      <text:p text:style-name="P4">press r to roll the dicer</text:p>
      <text:p text:style-name="P4">u got 3</text:p>
      <text:p text:style-name="P4">new position is <text:s/>39</text:p>
      <text:p text:style-name="P4">press r to roll the dicer</text:p>
      <text:p text:style-name="P4">u got 5</text:p>
      <text:p text:style-name="P4">new position is <text:s/>44</text:p>
      <text:p text:style-name="P4">press r to roll the dicer</text:p>
      <text:p text:style-name="P4">u got 4</text:p>
      <text:p text:style-name="P4">new position is <text:s/>48</text:p>
      <text:p text:style-name="P4">press r to roll the dicer</text:p>
      <text:p text:style-name="P4"><text:soft-page-break/>u got 5</text:p>
      <text:p text:style-name="P4">new position is <text:s/>53</text:p>
      <text:p text:style-name="P4">press r to roll the dicer</text:p>
      <text:p text:style-name="P4">u got 1</text:p>
      <text:p text:style-name="P4">new position is <text:s/>54</text:p>
      <text:p text:style-name="P4">press r to roll the dicer</text:p>
      <text:p text:style-name="P4">u got 3</text:p>
      <text:p text:style-name="P4">new position is <text:s/>57</text:p>
      <text:p text:style-name="P4">press r to roll the dicer</text:p>
      <text:p text:style-name="P4">u got 3</text:p>
      <text:p text:style-name="P4">new position is <text:s/>60</text:p>
      <text:p text:style-name="P4">press r to roll the dicer</text:p>
      <text:p text:style-name="P4">u got 6</text:p>
      <text:p text:style-name="P4">new position is <text:s/>66</text:p>
      <text:p text:style-name="P4">press r to roll the dicer</text:p>
      <text:p text:style-name="P4">u got 2</text:p>
      <text:p text:style-name="P4">new position is <text:s/>68</text:p>
      <text:p text:style-name="P4">press r to roll the dicer</text:p>
      <text:p text:style-name="P4">u got 3</text:p>
      <text:p text:style-name="P4">new position is <text:s/>71</text:p>
      <text:p text:style-name="P4">press r to roll the dicer</text:p>
      <text:p text:style-name="P4">u got 4</text:p>
      <text:p text:style-name="P4">new position is <text:s/>75</text:p>
      <text:p text:style-name="P4">press r to roll the dicer</text:p>
      <text:p text:style-name="P4">u got 4</text:p>
      <text:p text:style-name="P4">new position is <text:s/>79</text:p>
      <text:p text:style-name="P4">press r to roll the dicer</text:p>
      <text:p text:style-name="P4">u got 2</text:p>
      <text:p text:style-name="P4">new position is <text:s/>81</text:p>
      <text:p text:style-name="P4">press r to roll the dicer</text:p>
      <text:p text:style-name="P4">u got 1</text:p>
      <text:p text:style-name="P4">new position is <text:s/>82</text:p>
      <text:p text:style-name="P4">press r to roll the dicer</text:p>
      <text:p text:style-name="P4">u got 1</text:p>
      <text:p text:style-name="P4">new position is <text:s/>83</text:p>
      <text:p text:style-name="P4">press r to roll the dicer</text:p>
      <text:p text:style-name="P4">u got 3</text:p>
      <text:p text:style-name="P4">new position is <text:s/>86</text:p>
      <text:p text:style-name="P4">press r to roll the dicer</text:p>
      <text:p text:style-name="P4">u got 1</text:p>
      <text:p text:style-name="P4">new position is <text:s/>87</text:p>
      <text:p text:style-name="P4">press r to roll the dicer</text:p>
      <text:p text:style-name="P4">u got 4</text:p>
      <text:p text:style-name="P4">new position is <text:s/>91</text:p>
      <text:p text:style-name="P4">press r to roll the dicer</text:p>
      <text:p text:style-name="P4">u got 2</text:p>
      <text:p text:style-name="P4">new position is <text:s/>93</text:p>
      <text:p text:style-name="P4">sorry , u got a snake</text:p>
      <text:p text:style-name="P4">press r to roll the dicer</text:p>
      <text:p text:style-name="P4">u got 2</text:p>
      <text:p text:style-name="P4">new position is <text:s/>66</text:p>
      <text:p text:style-name="P4">press r to roll the dicer</text:p>
      <text:p text:style-name="P4">u got 6</text:p>
      <text:p text:style-name="P4">new position is <text:s/>72</text:p>
      <text:p text:style-name="P4">press r to roll the dicer</text:p>
      <text:p text:style-name="P4">u got 4</text:p>
      <text:p text:style-name="P4">new position is <text:s/>76</text:p>
      <text:p text:style-name="P4"><text:soft-page-break/>i got a ladder</text:p>
      <text:p text:style-name="P4">press r to roll the dicer</text:p>
      <text:p text:style-name="P4">u got 5</text:p>
      <text:p text:style-name="P4">new position is <text:s/>102</text:p>
      <text:p text:style-name="P4">stay in same count</text:p>
      <text:p text:style-name="P4">press r to roll the dicer</text:p>
      <text:p text:style-name="P4">u got 2</text:p>
      <text:p text:style-name="P4">new position is <text:s/>99</text:p>
      <text:p text:style-name="P4">press r to roll the dicer</text:p>
      <text:p text:style-name="P4">u got 1</text:p>
      <text:p text:style-name="P4">new position is <text:s/>100</text:p>
      <text:p text:style-name="P4">congratulations u won th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6:32.856947840</meta:creation-date>
    <dc:date>2018-10-03T13:38:49.235281790</dc:date>
    <meta:editing-duration>PT2M6S</meta:editing-duration>
    <meta:editing-cycles>1</meta:editing-cycles>
    <meta:document-statistic meta:table-count="0" meta:image-count="0" meta:object-count="0" meta:page-count="6" meta:paragraph-count="266" meta:word-count="841" meta:character-count="4464" meta:non-whitespace-character-count="3680"/>
    <meta:generator>LibreOffice/6.0.3.2$Linux_X86_64 LibreOffice_project/00m0$Build-2</meta:generator>
  </office:meta>
</office:document-meta>
</file>